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, Tahoma, Helvetica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fo:font-weight="bold" officeooo:rsid="0018b3cc" officeooo:paragraph-rsid="0018b3c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fo:font-weight="normal" officeooo:rsid="0018b3cc" officeooo:paragraph-rsid="0018b3cc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Ubuntu" fo:font-size="12pt" fo:font-weight="normal" officeooo:rsid="0018b3cc" officeooo:paragraph-rsid="0018b3cc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Ubuntu" fo:font-size="12pt" fo:font-weight="normal" officeooo:rsid="0018b3cc" officeooo:paragraph-rsid="0018b3cc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justify" style:justify-single-word="false"/>
      <style:text-properties style:font-name="Ubuntu" fo:font-size="12pt" fo:font-weight="normal" officeooo:rsid="0018b3cc" officeooo:paragraph-rsid="0018b3cc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text-align="justify" style:justify-single-word="false"/>
      <style:text-properties style:font-name="Ubuntu" fo:font-size="12pt" fo:font-weight="normal" officeooo:rsid="0018b3cc" officeooo:paragraph-rsid="0018b3cc" style:font-size-asian="12pt" style:font-weight-asian="normal" style:font-size-complex="12pt" style:font-weight-complex="normal"/>
    </style:style>
    <style:style style:name="P7" style:family="paragraph" style:parent-style-name="Standard" style:list-style-name="L5">
      <style:paragraph-properties fo:text-align="justify" style:justify-single-word="false"/>
      <style:text-properties style:font-name="Ubuntu" fo:font-size="12pt" fo:font-weight="normal" officeooo:rsid="0018b3cc" officeooo:paragraph-rsid="0018b3cc" style:font-size-asian="12pt" style:font-weight-asian="normal" style:font-size-complex="12pt" style:font-weight-complex="normal"/>
    </style:style>
    <style:style style:name="P8" style:family="paragraph" style:parent-style-name="Standard" style:list-style-name="L5">
      <style:paragraph-properties fo:text-align="justify" style:justify-single-word="false"/>
      <style:text-properties style:font-name="Ubuntu" fo:font-size="13pt" fo:font-weight="normal" officeooo:rsid="0018b3cc" officeooo:paragraph-rsid="0018b3cc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3pt" fo:font-weight="normal" officeooo:rsid="0018b3cc" officeooo:paragraph-rsid="0018b3cc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5">
      <style:paragraph-properties fo:text-align="justify" style:justify-single-word="false"/>
      <style:text-properties fo:color="#000000" style:font-name="Ubuntu" fo:font-size="12pt" fo:font-weight="normal" officeooo:rsid="0018b3cc" officeooo:paragraph-rsid="0018b3cc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justify" style:justify-single-word="false"/>
      <style:text-properties fo:color="#000000" style:font-name="Ubuntu" fo:font-size="12pt" officeooo:paragraph-rsid="0018b3cc"/>
    </style:style>
    <style:style style:name="P12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Ubuntu" fo:font-size="13pt" fo:letter-spacing="normal" fo:font-style="normal" fo:font-weight="normal" officeooo:rsid="0018b3cc" officeooo:paragraph-rsid="001a4ad0" style:font-size-asian="13pt" style:font-weight-asian="normal" style:font-size-complex="13pt" style:font-weight-complex="normal"/>
    </style:style>
    <style:style style:name="P13" style:family="paragraph" style:parent-style-name="Standard" style:list-style-name="L5">
      <style:paragraph-properties fo:text-align="justify" style:justify-single-word="false"/>
      <style:text-properties officeooo:paragraph-rsid="001a4ad0"/>
    </style:style>
    <style:style style:name="P14" style:family="paragraph" style:parent-style-name="Standard" style:list-style-name="L5">
      <style:paragraph-properties fo:text-align="justify" style:justify-single-word="false"/>
      <style:text-properties officeooo:paragraph-rsid="0018b3cc"/>
    </style:style>
    <style:style style:name="T1" style:family="text">
      <style:text-properties fo:font-weight="normal" officeooo:rsid="0018b3cc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Ubuntu" fo:font-size="13pt" fo:letter-spacing="normal" fo:font-style="normal" fo:font-weight="normal" officeooo:rsid="0018b3cc" style:font-size-asian="13pt" style:font-weight-asian="normal" style:font-size-complex="13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Ubuntu" fo:font-size="13pt" fo:letter-spacing="normal" fo:font-style="normal" style:text-underline-style="none" fo:font-weight="normal" officeooo:rsid="0018b3cc" style:text-blinking="false" style:font-size-asian="13pt" style:font-weight-asian="normal" style:font-size-complex="13pt" style:font-weight-complex="normal" loext:padding="0in" loext:border="none"/>
    </style:style>
    <style:style style:name="T4" style:family="text">
      <style:text-properties fo:font-variant="normal" fo:text-transform="none" fo:letter-spacing="normal" fo:font-style="normal" fo:font-weight="normal" officeooo:rsid="0018b3cc" style:font-size-asian="12pt" style:font-weight-asian="normal" style:font-size-complex="12pt" style:font-weight-complex="normal"/>
    </style:style>
    <style:style style:name="T5" style:family="text">
      <style:text-properties style:font-name="Ubuntu" fo:font-size="13pt" fo:font-weight="normal" officeooo:rsid="0018b3cc" style:font-size-asian="11.3500003814697pt" style:font-weight-asian="normal" style:font-size-complex="13pt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ết kế trang web cho đại học Hà Nội</text:p>
      <text:p text:style-name="P2">1. Nội Dung Trang</text:p>
      <text:list xml:id="list3888009008" text:style-name="L1">
        <text:list-item>
          <text:p text:style-name="P3">Banner</text:p>
        </text:list-item>
        <text:list-item>
          <text:p text:style-name="P3">Chuyển ngôn ngữ</text:p>
        </text:list-item>
        <text:list-item>
          <text:p text:style-name="P3">Tìm kiếm form</text:p>
        </text:list-item>
        <text:list-item>
          <text:p text:style-name="P3">Tên trường và logo</text:p>
        </text:list-item>
        <text:list-item>
          <text:p text:style-name="P3">navbar:</text:p>
        </text:list-item>
      </text:list>
      <text:list xml:id="list1016256531" text:style-name="L2">
        <text:list-item>
          <text:p text:style-name="P4">Trang Chủ</text:p>
        </text:list-item>
        <text:list-item>
          <text:p text:style-name="P4">Giới Thiệu</text:p>
        </text:list-item>
        <text:list-item>
          <text:p text:style-name="P4">Đào Tạo</text:p>
        </text:list-item>
        <text:list-item>
          <text:p text:style-name="P4">Hợp Tác Quốc Tế</text:p>
        </text:list-item>
        <text:list-item>
          <text:p text:style-name="P4">Nghiên Cứu Khoa Học</text:p>
        </text:list-item>
        <text:list-item>
          <text:p text:style-name="P4">Thông Tin Du Học</text:p>
        </text:list-item>
        <text:list-item>
          <text:p text:style-name="P4">Tuyển Dụng</text:p>
        </text:list-item>
        <text:list-item>
          <text:p text:style-name="P4">Liên Hệ</text:p>
        </text:list-item>
        <text:list-item>
          <text:p text:style-name="P4">Hỏi Đáp</text:p>
        </text:list-item>
      </text:list>
      <text:list xml:id="list3009461370" text:style-name="L3">
        <text:list-item>
          <text:p text:style-name="P5">Tin Tức:</text:p>
        </text:list-item>
      </text:list>
      <text:list xml:id="list4102509768" text:style-name="L4">
        <text:list-item>
          <text:p text:style-name="P6">Tin Tức</text:p>
        </text:list-item>
        <text:list-item>
          <text:p text:style-name="P6">Thông Báo</text:p>
        </text:list-item>
        <text:list-item>
          <text:p text:style-name="P6">Tuyển Sinh</text:p>
        </text:list-item>
        <text:list-item>
          <text:p text:style-name="P6">Hợp Tác Quốc Tế</text:p>
        </text:list-item>
        <text:list-item>
          <text:p text:style-name="P6">Nguyên Cứu Khoa Học</text:p>
        </text:list-item>
        <text:list-item>
          <text:p text:style-name="P6">Hoạt Động Tổ Chức, Đoàn Thể</text:p>
        </text:list-item>
      </text:list>
      <text:list xml:id="list3339757923" text:style-name="L5">
        <text:list-item>
          <text:p text:style-name="P7">Sidebar: </text:p>
          <text:list>
            <text:list-item>
              <text:p text:style-name="P7">Banner quảng cáo: Ba Công Khai, Đề Án Tự Chủ, Bộ Giáo Dục</text:p>
            </text:list-item>
            <text:list-item>
              <text:p text:style-name="P7">Thông Tin:</text:p>
              <text:list>
                <text:list-item>
                  <text:p text:style-name="P7">Cổng Thông Tin Đào Tạo</text:p>
                </text:list-item>
                <text:list-item>
                  <text:p text:style-name="P7">Chuyên Trang Hội Thảo Khoa Học</text:p>
                </text:list-item>
                <text:list-item>
                  <text:p text:style-name="P7">Thư Viện</text:p>
                </text:list-item>
                <text:list-item>
                  <text:p text:style-name="P7">Văn Bản Pháp Luật</text:p>
                </text:list-item>
                <text:list-item>
                  <text:p text:style-name="P7">Đảo Bảo Chất Lượng</text:p>
                </text:list-item>
                <text:list-item>
                  <text:p text:style-name="P7">Video</text:p>
                </text:list-item>
                <text:list-item>
                  <text:p text:style-name="P7">Ảnh</text:p>
                </text:list-item>
              </text:list>
            </text:list-item>
            <text:list-item>
              <text:p text:style-name="P7">Thông Báo:</text:p>
              <text:list>
                <text:list-item>
                  <text:p text:style-name="P7">Thi Chứng Chỉ</text:p>
                </text:list-item>
                <text:list-item>
                  <text:p text:style-name="P7">Đào Tạo</text:p>
                </text:list-item>
                <text:list-item>
                  <text:p text:style-name="P7">Học Bổng, Tuyển Dụng</text:p>
                </text:list-item>
              </text:list>
            </text:list-item>
            <text:list-item>
              <text:p text:style-name="P7">Sinh Viên:</text:p>
              <text:list>
                <text:list-item>
                  <text:p text:style-name="P7">Gương Mặt Sinh Viên</text:p>
                </text:list-item>
                <text:list-item>
                  <text:p text:style-name="P7">Thông Tin Tuyển Sinh</text:p>
                </text:list-item>
                <text:list-item>
                  <text:p text:style-name="P7">Cơ Hội Việc Làm</text:p>
                </text:list-item>
                <text:list-item>
                  <text:p text:style-name="P7">Mạng Lưới Cựu Sinh Viên</text:p>
                </text:list-item>
                <text:list-item>
                  <text:p text:style-name="P7">Du Học</text:p>
                </text:list-item>
              </text:list>
            </text:list-item>
          </text:list>
        </text:list-item>
        <text:list-item>
          <text:p text:style-name="P7">Footer: </text:p>
          <text:list>
            <text:list-item>
              <text:p text:style-name="P10">Bản quyền</text:p>
            </text:list-item>
            <text:list-item>
              <text:p text:style-name="P11"><text:span text:style-name="T1">Địa Chỉ: </text:span><text:span text:style-name="T4">Km 9, đường Nguyễn Trãi, quận Nam Từ Liêm, Hà Nội, Việt Nam.</text:span></text:p>
            </text:list-item>
            <text:list-item>
              <text:p text:style-name="P12">Điện thoại: (84-24)38544338</text:p>
            </text:list-item>
            <text:list-item>
              <text:p text:style-name="P13"><text:span text:style-name="T2">E-mail: </text:span><text:a xlink:type="simple" xlink:href="mailto:hanu@hanu.edu.vn" text:style-name="Internet_20_link" text:visited-style-name="Visited_20_Internet_20_Link"><text:span text:style-name="T3">hanu@hanu.edu.vn</text:span></text:a><text:span text:style-name="T2">;</text:span><text:span text:style-name="T3"> </text:span><text:a xlink:type="simple" xlink:href="mailto:tuyensinh@hanu.edu.vn" text:style-name="Internet_20_link" text:visited-style-name="Visited_20_Internet_20_Link">tuyensinh@hanu.edu.vn</text:a><text:span text:style-name="T2">;</text:span></text:p>
            </text:list-item>
            <text:list-item>
              <text:p text:style-name="P14"><text:span text:style-name="T5">Facebook: </text:span><text:a xlink:type="simple" xlink:href="https://www.facebook.com/hanutuyensinh" text:style-name="Internet_20_link" text:visited-style-name="Visited_20_Internet_20_Link"><text:span text:style-name="T5">https://www.facebook.com/hanutuyensinh</text:span></text:a></text:p>
            </text:list-item>
            <text:list-item>
              <text:p text:style-name="P8">Twitter, RSS</text:p>
            </text:list-item>
          </text:list>
        </text:list-item>
      </text:list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, Tahoma, Helvetica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11:31:32.418539669</meta:creation-date>
    <dc:date>2020-04-25T15:14:06.313815358</dc:date>
    <meta:editing-duration>PT10M48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2" meta:paragraph-count="50" meta:word-count="218" meta:character-count="899" meta:non-whitespace-character-count="777"/>
  </office:meta>
</office:document-meta>
</file>